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d9d9e3"/>
    </style:style>
    <style:style style:name="P2" style:family="paragraph" style:parent-style-name="Text_20_body">
      <style:paragraph-properties fo:padding="0.0193in" fo:border="0.06pt solid #d9d9e3"/>
      <style:text-properties officeooo:paragraph-rsid="00101e4c"/>
    </style:style>
    <style:style style:name="P3" style:family="paragraph" style:parent-style-name="Text_20_body" style:list-style-name="L6">
      <style:paragraph-properties fo:margin-top="0in" fo:margin-bottom="0in" style:contextual-spacing="false" fo:padding="0.0193in" fo:border="0.06pt solid #d9d9e3"/>
    </style:style>
    <style:style style:name="P4" style:family="paragraph" style:parent-style-name="Text_20_body" style:list-style-name="L6">
      <style:paragraph-properties fo:padding="0.0193in" fo:border="0.06pt solid #d9d9e3"/>
    </style:style>
    <style:style style:name="P5" style:family="paragraph" style:parent-style-name="Text_20_body" style:list-style-name="L6">
      <style:paragraph-properties fo:margin-top="0in" fo:margin-bottom="0in" style:contextual-spacing="false" fo:padding="0.0193in" fo:border="0.06pt solid #d9d9e3"/>
      <style:text-properties officeooo:paragraph-rsid="0011cc68"/>
    </style:style>
    <style:style style:name="P6" style:family="paragraph" style:parent-style-name="Text_20_body">
      <style:paragraph-properties fo:padding="0.0193in" fo:border="0.06pt solid #d9d9e3"/>
      <style:text-properties loext:padding="0.0193in" loext:border="0.06pt solid #d9d9e3"/>
    </style:style>
    <style:style style:name="P7" style:family="paragraph" style:parent-style-name="Text_20_body" style:list-style-name="L7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8" style:family="paragraph" style:parent-style-name="Text_20_body" style:list-style-name="L7">
      <style:paragraph-properties fo:padding="0.0193in" fo:border="0.06pt solid #d9d9e3"/>
      <style:text-properties loext:padding="0.0193in" loext:border="0.06pt solid #d9d9e3"/>
    </style:style>
    <style:style style:name="P9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0" style:family="paragraph" style:parent-style-name="Text_20_body" style:list-style-name="L9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1" style:family="paragraph" style:parent-style-name="Text_20_body" style:list-style-name="L10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2" style:family="paragraph" style:parent-style-name="Text_20_body" style:list-style-name="L10">
      <style:paragraph-properties fo:padding="0.0193in" fo:border="0.06pt solid #d9d9e3"/>
      <style:text-properties loext:padding="0.0193in" loext:border="0.06pt solid #d9d9e3"/>
    </style:style>
    <style:style style:name="P13" style:family="paragraph" style:parent-style-name="Text_20_body">
      <style:paragraph-properties fo:padding="0.0193in" fo:border="0.06pt solid #d9d9e3"/>
      <style:text-properties officeooo:paragraph-rsid="0011cc68" loext:padding="0.0193in" loext:border="0.06pt solid #d9d9e3"/>
    </style:style>
    <style:style style:name="P14" style:family="paragraph" style:parent-style-name="Text_20_body">
      <style:paragraph-properties fo:padding="0.0193in" fo:border="0.06pt solid #d9d9e3"/>
      <style:text-properties fo:font-weight="bold" style:font-weight-asian="bold" style:font-weight-complex="bold"/>
    </style:style>
    <style:style style:name="P15" style:family="paragraph" style:parent-style-name="Text_20_body">
      <style:paragraph-properties fo:padding="0.0193in" fo:border="0.06pt solid #d9d9e3"/>
      <style:text-properties fo:font-weight="bold" style:font-weight-asian="bold" style:font-weight-complex="bold" loext:padding="0.0193in" loext:border="0.06pt solid #d9d9e3"/>
    </style:style>
    <style:style style:name="P16" style:family="paragraph" style:parent-style-name="Text_20_body">
      <style:paragraph-properties fo:padding="0.0193in" fo:border="0.06pt solid #d9d9e3"/>
      <style:text-properties officeooo:paragraph-rsid="0011cc68"/>
    </style:style>
    <style:style style:name="P17" style:family="paragraph" style:parent-style-name="Text_20_body" style:list-style-name="L9">
      <style:paragraph-properties fo:margin-top="0in" fo:margin-bottom="0in" style:contextual-spacing="false" fo:padding="0.0193in" fo:border="0.06pt solid #d9d9e3"/>
      <style:text-properties fo:font-weight="normal" style:font-weight-asian="normal" style:font-weight-complex="normal" loext:padding="0.0193in" loext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01e4c"/>
    </style:style>
    <style:style style:name="T3" style:family="text">
      <style:text-properties officeooo:rsid="0011cc68"/>
    </style:style>
    <style:style style:name="T4" style:family="text">
      <style:text-properties style:text-position="super 58%" officeooo:rsid="00101e4c"/>
    </style:style>
    <style:style style:name="T5" style:family="text">
      <style:text-properties style:text-position="0% 100%" officeooo:rsid="00101e4c"/>
    </style:style>
    <style:style style:name="T6" style:family="text">
      <style:text-properties style:text-position="0% 100%" fo:font-style="italic" officeooo:rsid="00101e4c" style:font-style-asian="italic" style:font-style-complex="italic"/>
    </style:style>
    <style:style style:name="T7" style:family="text">
      <style:text-properties style:text-position="sub 58%" officeooo:rsid="00101e4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loext:padding="0.0193in" loext:border="0.06pt solid #d9d9e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1e4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Name:</text:span> <text:span text:style-name="T6">Pascal Ouma Owilly</text:span></text:p>
      <text:p text:style-name="P14">Contact Information:</text:p>
      <text:list xml:id="list30111189" text:style-name="L6">
        <text:list-item>
          <text:p text:style-name="P3"><text:span text:style-name="T8">Phone:</text:span> <text:span text:style-name="T11">(</text:span><text:span text:style-name="T12">+254</text:span><text:span text:style-name="T11">) </text:span><text:span text:style-name="T12">712154175</text:span></text:p>
        </text:list-item>
        <text:list-item>
          <text:p text:style-name="P5"><text:span text:style-name="T8">Email:</text:span> <text:span text:style-name="T12">pascalouma54@gmail.com</text:span></text:p>
        </text:list-item>
        <text:list-item>
          <text:p text:style-name="P4"><text:span text:style-name="T8">Address:</text:span> <text:span text:style-name="T12">21029-00625 Nairobi</text:span><text:span text:style-name="T11">, </text:span><text:span text:style-name="T12">Kenya</text:span></text:p>
        </text:list-item>
      </text:list>
      <text:p text:style-name="P2"><text:span text:style-name="T8">Summary</text:span>: </text:p>
      <text:p text:style-name="P2">Experienced customer service professional with excellent communication and problem-solving skills. Proven track record of delivering outstanding customer service in a fast-paced environment. Strong attention to detail and ability to work independently or as part of a team.</text:p>
      <text:p text:style-name="P6"><text:span text:style-name="T8">Work</text:span> <text:span text:style-name="T8">Experience</text:span>:</text:p>
      <text:p text:style-name="P6">Customer <text:span text:style-name="T10">Service</text:span> <text:span text:style-name="T10">Representative</text:span>, <text:span text:style-name="T2">Razana</text:span> Company June <text:span text:style-name="T2">20</text:span><text:span text:style-name="T3">20</text:span> – <text:span text:style-name="T2">October 2022 </text:span></text:p>
      <text:list xml:id="list4111290108" text:style-name="L7">
        <text:list-item>
          <text:p text:style-name="P7">Respond to customer inquiries via phone, email, and chat, providing accurate and timely information and solutions</text:p>
        </text:list-item>
        <text:list-item>
          <text:p text:style-name="P7">Resolve customer complaints and issues in a professional and courteous manner, aiming to achieve customer satisfaction</text:p>
        </text:list-item>
        <text:list-item>
          <text:p text:style-name="P7">Maintain up-to-date knowledge of company products and services, policies, and procedures</text:p>
        </text:list-item>
        <text:list-item>
          <text:p text:style-name="P7">Process customer orders and returns, and update customer accounts as necessary</text:p>
        </text:list-item>
        <text:list-item>
          <text:p text:style-name="P7">Collaborate with other departments, including sales and billing, to resolve complex customer issues</text:p>
        </text:list-item>
        <text:list-item>
          <text:p text:style-name="P8">Meet and exceed individual and team performance goals, including response time, resolution rate, and customer satisfaction ratings</text:p>
        </text:list-item>
      </text:list>
      <text:p text:style-name="P13"><text:span text:style-name="T8">Education</text:span>: </text:p>
      <text:p text:style-name="P13">Bachelor of <text:s/>Business Administration <text:span text:style-name="T3">with IT</text:span>, <text:span text:style-name="T3">Jaramogi Oginga Odinga</text:span> University September 201<text:span text:style-name="T3">6</text:span> – <text:span text:style-name="T3">October 2020</text:span></text:p>
      <text:list xml:id="list1935040905" text:style-name="L9">
        <text:list-item>
          <text:p text:style-name="P17">Major: <text:span text:style-name="T3">Customer Relations</text:span></text:p>
          <text:p text:style-name="P10"/>
        </text:list-item>
      </text:list>
      <text:p text:style-name="P15">Skills:</text:p>
      <text:list xml:id="list4268260742" text:style-name="L10">
        <text:list-item>
          <text:p text:style-name="P11">Strong communication skills, both verbal and written</text:p>
        </text:list-item>
        <text:list-item>
          <text:p text:style-name="P11">Excellent problem-solving skills and ability to think creatively</text:p>
        </text:list-item>
        <text:list-item>
          <text:p text:style-name="P11">Proficient in Microsoft Office and customer service software applications</text:p>
        </text:list-item>
        <text:list-item>
          <text:p text:style-name="P11">Experience with cash handling and credit card transactions</text:p>
        </text:list-item>
        <text:list-item>
          <text:p text:style-name="P11">Ability to work independently and as part of a team</text:p>
        </text:list-item>
        <text:list-item>
          <text:p text:style-name="P11">Knowledge of customer service principles and practices</text:p>
        </text:list-item>
        <text:list-item>
          <text:p text:style-name="P12">Attention to detail and ability to multitask</text:p>
        </text:list-item>
      </text:list>
      <text:p text:style-name="P16"><text:soft-page-break/><text:span text:style-name="T9">References: </text:span></text:p>
      <text:p text:style-name="P16"><text:span text:style-name="T1">Available upon reque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5:22:58.581931085</meta:creation-date>
    <dc:date>2023-02-23T15:46:25.843862539</dc:date>
    <meta:editing-duration>PT2M11S</meta:editing-duration>
    <meta:editing-cycles>1</meta:editing-cycles>
    <meta:document-statistic meta:table-count="0" meta:image-count="0" meta:object-count="0" meta:page-count="2" meta:paragraph-count="29" meta:word-count="245" meta:character-count="1729" meta:non-whitespace-character-count="1523"/>
    <meta:generator>LibreOffice/7.3.7.2$Linux_X86_64 LibreOffice_project/30$Build-2</meta:generator>
  </office:meta>
</office:document-meta>
</file>